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4941" officeooo:paragraph-rsid="00114941"/>
    </style:style>
    <style:style style:name="P2" style:family="paragraph" style:parent-style-name="Standard">
      <style:text-properties officeooo:rsid="00114941" officeooo:paragraph-rsid="001599d7"/>
    </style:style>
    <style:style style:name="P3" style:family="paragraph" style:parent-style-name="Standard">
      <style:text-properties officeooo:rsid="00114941" officeooo:paragraph-rsid="00165b6d"/>
    </style:style>
    <style:style style:name="P4" style:family="paragraph" style:parent-style-name="Standard">
      <style:text-properties officeooo:rsid="001c7f17" officeooo:paragraph-rsid="001c7f17"/>
    </style:style>
    <style:style style:name="T1" style:family="text">
      <style:text-properties officeooo:rsid="0012cf11"/>
    </style:style>
    <style:style style:name="T2" style:family="text">
      <style:text-properties officeooo:rsid="0014c5a9"/>
    </style:style>
    <style:style style:name="T3" style:family="text">
      <style:text-properties officeooo:rsid="001599d7"/>
    </style:style>
    <style:style style:name="T4" style:family="text">
      <style:text-properties officeooo:rsid="00160c57"/>
    </style:style>
    <style:style style:name="T5" style:family="text">
      <style:text-properties officeooo:rsid="00165b6d"/>
    </style:style>
    <style:style style:name="T6" style:family="text">
      <style:text-properties officeooo:rsid="00192824"/>
    </style:style>
    <style:style style:name="T7" style:family="text">
      <style:text-properties officeooo:rsid="001e5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ore and Desktop has new bla<text:span text:style-name="T7">n</text:span>k constructors added.</text:p>
      <text:p text:style-name="P1"/>
      <text:p text:style-name="P1"/>
      <text:p text:style-name="P1"/>
      <text:p text:style-name="P1">Customer:</text:p>
      <text:p text:style-name="P1"><text:tab/><text:span text:style-name="T1">added istream and save</text:span></text:p>
      <text:p text:style-name="P1">Options:</text:p>
      <text:p text:style-name="P1"><text:tab/><text:span text:style-name="T1">added istream and save </text:span></text:p>
      <text:p text:style-name="P1">Desktop:</text:p>
      <text:p text:style-name="P1"><text:tab/><text:span text:style-name="T2">added a blank constructor, istream and save</text:span></text:p>
      <text:p text:style-name="P2"><text:tab/><text:span text:style-name="T3">(tried to assign the size of input in ost with a \n at end and then retrieve that value through</text:span></text:p>
      <text:p text:style-name="P3"><text:span text:style-name="T4">ist using getline and loop through ist using the value obtained. Hope it works, I will move forward</text:span></text:p>
      <text:p text:style-name="P3"><text:span text:style-name="T5">for now. )</text:span></text:p>
      <text:p text:style-name="P3"/>
      <text:p text:style-name="P1">Order:</text:p>
      <text:p text:style-name="P1"><text:tab/><text:span text:style-name="T6">used save and istream to store _customer and _products. Need to see if it works or not.</text:span></text:p>
      <text:p text:style-name="P1">Store:</text:p>
      <text:p text:style-name="P1"/>
      <text:p text:style-name="P1">Mainwin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43:52.495737621</meta:creation-date>
    <meta:generator>LibreOffice/6.0.7.3$Linux_X86_64 LibreOffice_project/00m0$Build-3</meta:generator>
    <dc:date>2020-04-05T19:58:53.967463487</dc:date>
    <meta:editing-duration>PT3H13M55S</meta:editing-duration>
    <meta:editing-cycles>8</meta:editing-cycles>
    <meta:document-statistic meta:table-count="0" meta:image-count="0" meta:object-count="0" meta:page-count="1" meta:paragraph-count="14" meta:word-count="87" meta:character-count="480" meta:non-whitespace-character-count="401"/>
  </office:meta>
</office:document-meta>
</file>